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del name</text:p>
          </table:table-cell>
          <table:table-cell table:style-name="Default" office:value-type="string" calcext:value-type="string">
            <text:p>learning rate</text:p>
          </table:table-cell>
          <table:table-cell office:value-type="string" calcext:value-type="string">
            <text:p>hidden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.01" calcext:value-type="float">
            <text:p>1.00E-0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2]; &quot; &quot;; [.B2]; &quot; &quot;; 25; &quot; &quot;; [.A2])" office:value-type="string" office:string-value="python3 NLP_training.py 50 0.01 25 model1" calcext:value-type="string">
            <text:p>python3 NLP_training.py 50 0.01 25 model1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3]; &quot; &quot;; [.B3]; &quot; &quot;; 25; &quot; &quot;; [.A3])" office:value-type="string" office:string-value="python3 NLP_training.py 50 0.0001 25 model2" calcext:value-type="string">
            <text:p>python3 NLP_training.py 50 0.0001 25 model2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 &quot;python3 NLP_training.py &quot;; [.C4]; &quot; &quot;; [.B4]; &quot; &quot;; 25; &quot; &quot;; [.A4])" office:value-type="string" office:string-value="python3 NLP_training.py 50 0.00001 25 model3" calcext:value-type="string">
            <text:p>python3 NLP_training.py 50 0.00001 25 model3</text:p>
          </table:table-cell>
        </table:table-row>
        <table:table-row table:style-name="ro1">
          <table:table-cell office:value-type="string" calcext:value-type="string">
            <text:p>model4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5]; &quot; &quot;; [.B5]; &quot; &quot;; 25; &quot; &quot;; [.A5])" office:value-type="string" office:string-value="python3 NLP_training.py 100 0.01 25 model4" calcext:value-type="string">
            <text:p>python3 NLP_training.py 100 0.01 25 model4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6]; &quot; &quot;; [.B6]; &quot; &quot;; 25; &quot; &quot;; [.A6])" office:value-type="string" office:string-value="python3 NLP_training.py 100 0.0001 25 model5" calcext:value-type="string">
            <text:p>python3 NLP_training.py 100 0.0001 25 model5</text:p>
          </table:table-cell>
        </table:table-row>
        <table:table-row table:style-name="ro1">
          <table:table-cell office:value-type="string" calcext:value-type="string">
            <text:p>model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 &quot;python3 NLP_training.py &quot;; [.C7]; &quot; &quot;; [.B7]; &quot; &quot;; 25; &quot; &quot;; [.A7])" office:value-type="string" office:string-value="python3 NLP_training.py 100 0.00001 25 model6" calcext:value-type="string">
            <text:p>python3 NLP_training.py 100 0.00001 25 model6</text:p>
          </table:table-cell>
        </table:table-row>
        <table:table-row table:style-name="ro1">
          <table:table-cell office:value-type="string" calcext:value-type="string">
            <text:p>model7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8]; &quot; &quot;; [.B8]; &quot; &quot;; 25; &quot; &quot;; [.A8])" office:value-type="string" office:string-value="python3 NLP_training.py 200 0.01 25 model7" calcext:value-type="string">
            <text:p>python3 NLP_training.py 200 0.01 25 model7</text:p>
          </table:table-cell>
        </table:table-row>
        <table:table-row table:style-name="ro1">
          <table:table-cell office:value-type="string" calcext:value-type="string">
            <text:p>model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9]; &quot; &quot;; [.B9]; &quot; &quot;; 25; &quot; &quot;; [.A9])" office:value-type="string" office:string-value="python3 NLP_training.py 200 0.0001 25 model8" calcext:value-type="string">
            <text:p>python3 NLP_training.py 200 0.0001 25 model8</text:p>
          </table:table-cell>
        </table:table-row>
        <table:table-row table:style-name="ro1">
          <table:table-cell office:value-type="string" calcext:value-type="string">
            <text:p>model9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NCATENATE( &quot;python3 NLP_training.py &quot;; [.C10]; &quot; &quot;; [.B10]; &quot; &quot;; 25; &quot; &quot;; [.A10])" office:value-type="string" office:string-value="python3 NLP_training.py 200 0.00001 25 model9" calcext:value-type="string">
            <text:p>python3 NLP_training.py 200 0.00001 25 model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36:36.464187616</meta:creation-date>
    <dc:date>2017-12-13T22:40:35.369948610</dc:date>
    <meta:editing-duration>PT2H42M58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